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c903" officeooo:paragraph-rsid="000bc903"/>
    </style:style>
    <style:style style:name="P2" style:family="paragraph" style:parent-style-name="Text_20_body">
      <style:text-properties officeooo:rsid="000bc903" officeooo:paragraph-rsid="000db338"/>
    </style:style>
    <style:style style:name="P3" style:family="paragraph" style:parent-style-name="Text_20_body">
      <style:text-properties officeooo:rsid="000cdffa" officeooo:paragraph-rsid="000cdffa"/>
    </style:style>
    <style:style style:name="P4" style:family="paragraph" style:parent-style-name="Text_20_body">
      <style:text-properties officeooo:rsid="000db338" officeooo:paragraph-rsid="000db338"/>
    </style:style>
    <style:style style:name="P5" style:family="paragraph" style:parent-style-name="Text_20_body">
      <style:text-properties officeooo:rsid="0011589c" officeooo:paragraph-rsid="0017e86a"/>
    </style:style>
    <style:style style:name="P6" style:family="paragraph" style:parent-style-name="Text_20_body">
      <style:text-properties officeooo:rsid="001972b7" officeooo:paragraph-rsid="001972b7"/>
    </style:style>
    <style:style style:name="P7" style:family="paragraph" style:parent-style-name="Text_20_body">
      <style:text-properties officeooo:rsid="001e8e57" officeooo:paragraph-rsid="001e8e57"/>
    </style:style>
    <style:style style:name="P8" style:family="paragraph" style:parent-style-name="Text_20_body">
      <style:text-properties officeooo:rsid="00207df1" officeooo:paragraph-rsid="00207df1"/>
    </style:style>
    <style:style style:name="P9" style:family="paragraph" style:parent-style-name="Text_20_body">
      <style:text-properties officeooo:rsid="002344c7" officeooo:paragraph-rsid="002344c7"/>
    </style:style>
    <style:style style:name="P10" style:family="paragraph" style:parent-style-name="Text_20_body">
      <style:text-properties officeooo:rsid="002f2459" officeooo:paragraph-rsid="002f2459"/>
    </style:style>
    <style:style style:name="P11" style:family="paragraph" style:parent-style-name="Text_20_body">
      <style:text-properties officeooo:rsid="0030fcbe" officeooo:paragraph-rsid="0030fcbe"/>
    </style:style>
    <style:style style:name="P12" style:family="paragraph" style:parent-style-name="Heading_20_2">
      <style:text-properties officeooo:paragraph-rsid="000cdffa"/>
    </style:style>
    <style:style style:name="T1" style:family="text">
      <style:text-properties style:font-name="Courier 10 Pitch" fo:font-size="11pt" style:font-size-asian="11pt" style:font-size-complex="11pt"/>
    </style:style>
    <style:style style:name="T2" style:family="text">
      <style:text-properties style:font-name="Courier 10 Pitch" fo:font-size="11pt" officeooo:rsid="000bc903" style:font-size-asian="11pt" style:font-size-complex="11pt"/>
    </style:style>
    <style:style style:name="T3" style:family="text">
      <style:text-properties officeooo:rsid="000c0e99"/>
    </style:style>
    <style:style style:name="T4" style:family="text">
      <style:text-properties officeooo:rsid="000cdffa"/>
    </style:style>
    <style:style style:name="T5" style:family="text">
      <style:text-properties officeooo:rsid="000db338"/>
    </style:style>
    <style:style style:name="T6" style:family="text">
      <style:text-properties officeooo:rsid="000f926b"/>
    </style:style>
    <style:style style:name="T7" style:family="text">
      <style:text-properties officeooo:rsid="0011f6b1"/>
    </style:style>
    <style:style style:name="T8" style:family="text">
      <style:text-properties officeooo:rsid="0012b9d7"/>
    </style:style>
    <style:style style:name="T9" style:family="text">
      <style:text-properties officeooo:rsid="001482a9"/>
    </style:style>
    <style:style style:name="T10" style:family="text">
      <style:text-properties officeooo:rsid="001972b7"/>
    </style:style>
    <style:style style:name="T11" style:family="text">
      <style:text-properties officeooo:rsid="001b6d42"/>
    </style:style>
    <style:style style:name="T12" style:family="text">
      <style:text-properties officeooo:rsid="001bd343"/>
    </style:style>
    <style:style style:name="T13" style:family="text">
      <style:text-properties officeooo:rsid="00218cb8"/>
    </style:style>
    <style:style style:name="T14" style:family="text">
      <style:text-properties officeooo:rsid="002344ac"/>
    </style:style>
    <style:style style:name="T15" style:family="text">
      <style:text-properties officeooo:rsid="00267cd7"/>
    </style:style>
    <style:style style:name="T16" style:family="text">
      <style:text-properties officeooo:rsid="002fb9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1er TP - Prise en main </text:h>
      <text:h text:style-name="Heading_20_2" text:outline-level="2">1- exemple basic d'utilisation du multicore</text:h>
      <text:p text:style-name="P1">Nous avons implementé cet exercice dans le fichier ASE_TP5/ex1.c.</text:p>
      <text:p text:style-name="P1">Pour résumer, nous avons lié <text:span text:style-name="T1">IRQVECTOR[0]</text:span> avec notre fonction <text:span text:style-name="T1">ex1</text:span>; <text:span text:style-name="T3">qui imprime le numéro du coeur et compte un certain temps.</text:span></text:p>
      <text:p text:style-name="P3"/>
      <text:h text:style-name="P12" text:outline-level="2">2- utilisation de timer / <text:span text:style-name="T4">3- utilisation du lock</text:span></text:h>
      <text:p text:style-name="P2">Nous avons <text:span text:style-name="T6">implémenté</text:span> cet exercice dans le fichier ASE_TP5/ex<text:span text:style-name="T5">3</text:span>.c.</text:p>
      <text:p text:style-name="P4">Tout marche. Lorsque <text:span text:style-name="T7">l’interruption TIMER_IRQ arrive, le cœur 2 exécute la fonction irqCoucou qui affiche un message et le cœur sur lequel la fonction est appelé.</text:span></text:p>
      <text:p text:style-name="P5">En ce qui concerne <text:span text:style-name="T7">l’utilisation</text:span> du lock, elle marche et elle est appelé dans la fonction ex3. En gros, <text:span text:style-name="T8">le cœur essai de</text:span> prendre un lock. <text:span text:style-name="T9">Si est libre, il le prend et imprime un message, attends 0xFFFFFF, réimprime un message et redonne le lock. </text:span></text:p>
      <text:p text:style-name="P6">Si le lock n'est pas libre, le cœur attend un peut et re-essait de le prendre.</text:p>
      <text:p text:style-name="P6">Nous avions eu un peut de problèmes dans cette partie car lorsque nous <text:span text:style-name="T11">relâchions</text:span> le lock, nous ne faisions pas attendre le <text:span text:style-name="T11">cœur</text:span> un peut pour donner le temps aux autres <text:span text:style-name="T12">cœur</text:span> de le prendre. <text:span text:style-name="T11">En faisant attendre le cœur un peut après qu'il ait relâché le lock, on permet aux autres cœur d'avoir le temps de le prendre.</text:span></text:p>
      <text:h text:style-name="Heading_20_1" text:outline-level="1"><text:span text:style-name="T10">2e TP - Gestion de contextes en multicore</text:span></text:h>
      <text:p text:style-name="P7">Nous avions mis en place la méthode 3 que l'on a utilisé dans la partie 3. Le code peut être trouvé dans le fichier <text:span text:style-name="T2">multiCore.c</text:span>. Nous n'avons pas réussi à compiler le fichier <text:span text:style-name="T2">multiCore.c</text:span> et <text:span text:style-name="T2">shell_mc.c</text:span> en même temps car cela nous donnait des erreur de compilations.</text:p>
      <text:p text:style-name="P8">En gros, lorsque un contexte a fini de <text:span text:style-name="T13">s’exécuter</text:span> il retourne dans la fonction in<text:span text:style-name="T14">it</text:span> (on <text:span text:style-name="T14">imprime le message back to </text:span><text:span text:style-name="T2">init</text:span><text:span text:style-name="T14"> en rouge.</text:span></text:p>
      <text:h text:style-name="Heading_20_1" text:outline-level="1">3e TP - Partage de structures du noyau</text:h>
      <text:h text:style-name="Heading_20_2" text:outline-level="2">1- Bibliothèque de gestion d'un unique verrou klock</text:h>
      <text:p text:style-name="P9">Nous avons implémenté le <text:span text:style-name="T15">verrou dans deux fonction </text:span><text:span text:style-name="T2">klock</text:span><text:span text:style-name="T15"> et </text:span><text:span text:style-name="T2">kunlock</text:span><text:span text:style-name="T15"> dans le fichier </text:span><text:span text:style-name="T2">sched.c</text:span><text:span text:style-name="T15">. D'ailleurs, nous avons fait un code bien plus efficace pour le klock que celui que nous avions fait pour la session1. </text:span></text:p>
      <text:h text:style-name="Heading_20_2" text:outline-level="2"><text:soft-page-break/>3- Équilibre de la charge</text:h>
      <text:p text:style-name="P10">C'est ici que nous avons eu un problème. <text:span text:style-name="T16">Pour une raison que je ne comprend pas, nous pouvons lancer un premier contexte sur chaque processeur mais dès que l'on re-essait d'en créer un nouveau, nous avons une erreur de segmentation.</text:span></text:p>
      <text:p text:style-name="P11">J'ai réussi à trouver d'ou le problème venait mais je ne comprend pas pourquoi : le problème vient lorsque, dans le switch_to_ctx, nous chargeons le context de la fonction pour utiliser son esp et son ebp (ligne 181 du fichier sched.c).</text:p>
      <text:p text:style-name="P11">Nous n'avons donc pas pu tester l'implémentation du load_balancer que nous voulions utiliser. Elle se trouve dans shell_mc.c et s'appelle… loadBalancer.</text:p>
      <text:p text:style-name="P11">En gros, le but ici était, lorsque un coeur avait fini ses jobs, de parcourir la liste des jobs des autres processeurs. Si un des ces processeurs avait plus d'un job en route, il devait lui « voler » son jo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kouere </meta:initial-creator>
    <meta:creation-date>2015-03-22T15:36:23.779816542</meta:creation-date>
    <dc:date>2015-03-22T19:24:26.045466897</dc:date>
    <dc:creator>rkouere </dc:creator>
    <meta:editing-duration>PT3H17M2S</meta:editing-duration>
    <meta:editing-cycles>36</meta:editing-cycles>
    <meta:generator>LibreOffice/4.2.7.2$Linux_X86_64 LibreOffice_project/420m0$Build-2</meta:generator>
    <meta:document-statistic meta:table-count="0" meta:image-count="0" meta:object-count="0" meta:page-count="2" meta:paragraph-count="21" meta:word-count="485" meta:character-count="2758" meta:non-whitespace-character-count="2290"/>
  </office:meta>
</office:document-meta>
</file>